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9-03-19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8-12-06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8-09-1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8-06-2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8-03-08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8-01-03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7-09-27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7-03-1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6-12-0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6-09-21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6-03-03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5-12-0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5-09-24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5-03-05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4-12-23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4-09-1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4-06-0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4-03-06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3-12-19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3-09-19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3-06-20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3-03-0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2-10-04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2-06-0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2-03-0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1-09-22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1-06-02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0-09-23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10-06-24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9-10-0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9-06-1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9-03-0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8-09-1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8-06-26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8-03-2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7-09-2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7-06-07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7-03-22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6-09-28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6-06-08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6-03-02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5-09-29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5-03-10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4-12-0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4-09-0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4-06-03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3-09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3-06-0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2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2-06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2-03-14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1-12-0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1-09-2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0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0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2000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9-1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9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9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8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8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8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8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7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7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7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7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6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6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6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5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5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5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4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4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3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3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3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3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2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2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2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1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1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1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1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1-0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0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0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90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9-1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9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8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7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7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6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6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6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5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5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5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5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4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4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4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3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3-08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3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2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2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1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1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0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80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8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8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7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7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6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6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5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5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5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5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4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3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1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0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70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9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9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9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9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8-1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8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8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7-1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7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6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5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4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3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3-07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R0000407</text:p>
          </table:table-cell>
          <table:table-cell office:value-type="string" calcext:value-type="string">
            <text:p>1960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96" meta:object-count="0"/>
    <meta:user-defined meta:name="AppVersion">3.0</meta:user-defined>
  </office:meta>
</office:document-meta>
</file>